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-linejoin="round" draw:fill="solid" draw:fill-color="#ffffcc" draw:fill-gradient-name="Gradient_20_1" draw:fill-hatch-name="Black_20_0_20_Degrees" draw:opacity="50%" draw:textarea-horizontal-align="center" draw:textarea-vertical-align="middle" draw:shadow="hidden" draw:shadow-offset-x="0.102cm" draw:shadow-offset-y="0.102cm" draw:shadow-color="#c0c0c0" draw:shadow-opacity="50%"/>
    </style:style>
    <style:style style:name="gr2" style:family="graphic" style:parent-style-name="standard">
      <style:graphic-properties draw:stroke-linejoin="round" draw:fill="solid" draw:fill-color="#ccccff" draw:fill-gradient-name="Gradient_20_1" draw:fill-hatch-name="Black_20_0_20_Degrees" draw:textarea-horizontal-align="center" draw:textarea-vertical-align="middle" draw:shadow="visible" draw:shadow-offset-x="0.102cm" draw:shadow-offset-y="0.102cm" draw:shadow-color="#c0c0c0" draw:shadow-opacity="45%"/>
    </style:style>
    <style:style style:name="gr3" style:family="graphic" style:parent-style-name="standard">
      <style:graphic-properties draw:stroke-linejoin="round" draw:fill="solid" draw:fill-color="#ff6633" draw:fill-gradient-name="Gradient_20_1" draw:fill-hatch-name="Black_20_0_20_Degrees" draw:textarea-horizontal-align="center" draw:textarea-vertical-align="middle" draw:shadow="visible" draw:shadow-offset-x="0.102cm" draw:shadow-offset-y="0.102cm" draw:shadow-color="#c0c0c0" draw:shadow-opacity="45%"/>
    </style:style>
    <style:style style:name="gr4" style:family="graphic" style:parent-style-name="standard">
      <style:graphic-properties draw:stroke-linejoin="round" draw:fill="solid" draw:fill-color="#ffff99" draw:fill-gradient-name="Gradient_20_1" draw:fill-hatch-name="Black_20_0_20_Degrees" draw:textarea-horizontal-align="center" draw:textarea-vertical-align="middle" draw:shadow="visible" draw:shadow-offset-x="0.102cm" draw:shadow-offset-y="0.102cm" draw:shadow-color="#c0c0c0" draw:shadow-opacity="45%"/>
    </style:style>
    <style:style style:name="gr5" style:family="graphic" style:parent-style-name="standard">
      <style:graphic-properties draw:stroke="dash" draw:stroke-dash="görkem" svg:stroke-width="0.305cm" draw:marker-start-width="0.762cm" draw:marker-end-width="0.762cm" svg:stroke-opacity="25%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47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2cm" fo:min-width="0.77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5cm" fo:min-width="0.77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85cm" fo:min-width="0.77cm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family="'Bitstream Vera Sans'" style:font-family-generic="swiss" style:font-pitch="variable"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Bitstream Vera Sans'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font-family="'Bitstream Vera Sans'" style:font-family-generic="swiss" style:font-pitch="variable" fo:font-size="6pt"/>
    </style:style>
    <style:style style:name="T1" style:family="text">
      <style:text-properties fo:font-family="'Bitstream Vera Sans'" style:font-family-generic="swiss" style:font-pitch="variable" fo:font-size="12pt"/>
    </style:style>
    <style:style style:name="T2" style:family="text">
      <style:text-properties fo:font-family="'Bitstream Vera Sans'" style:font-family-generic="swiss" style:font-pitch="variable" fo:font-size="10pt"/>
    </style:style>
    <style:style style:name="T3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43cm" svg:height="10.16cm" svg:x="14.235cm" svg:y="5.685cm">
          <text:p text:style-name="P5"/>
        </draw:rect>
        <draw:rect draw:style-name="gr2" draw:text-style-name="P1" draw:id="id2" draw:layer="layout" svg:width="2.54cm" svg:height="1.27cm" svg:x="2.54cm" svg:y="3.175cm">
          <text:p text:style-name="P2"><text:span text:style-name="T1">/sbin/init</text:span></text:p>
        </draw:rect>
        <draw:rect draw:style-name="gr3" draw:text-style-name="P3" draw:layer="layout" svg:width="2.54cm" svg:height="1.27cm" svg:x="8.255cm" svg:y="3.175cm">
          <text:p text:style-name="P2"><text:span text:style-name="T1">mudur.py</text:span></text:p>
        </draw:rect>
        <draw:rect draw:style-name="gr3" draw:text-style-name="P3" draw:id="id3" draw:layer="layout" svg:width="2.54cm" svg:height="1.27cm" svg:x="8.255cm" svg:y="6.35cm">
          <text:p text:style-name="P2"><text:span text:style-name="T1">mudur.py</text:span></text:p>
        </draw:rect>
        <draw:rect draw:style-name="gr3" draw:text-style-name="P3" draw:id="id1" draw:layer="layout" svg:width="2.54cm" svg:height="1.27cm" svg:x="8.255cm" svg:y="9.525cm">
          <text:p text:style-name="P2"><text:span text:style-name="T1">mudur.py</text:span></text:p>
        </draw:rect>
        <draw:rect draw:style-name="gr3" draw:text-style-name="P3" draw:layer="layout" svg:width="2.54cm" svg:height="1.27cm" svg:x="16.205cm" svg:y="3.175cm">
          <text:p text:style-name="P2"><text:span text:style-name="T1">muavin.py</text:span></text:p>
        </draw:rect>
        <draw:rect draw:style-name="gr3" draw:text-style-name="P3" draw:layer="layout" svg:width="2.54cm" svg:height="1.27cm" svg:x="22.02cm" svg:y="3.175cm">
          <text:p text:style-name="P2"><text:span text:style-name="T1">udev</text:span></text:p>
        </draw:rect>
        <draw:rect draw:style-name="gr4" draw:text-style-name="P1" draw:layer="layout" svg:width="2.54cm" svg:height="1.27cm" svg:x="18.745cm" svg:y="6.32cm">
          <text:p text:style-name="P2"><text:span text:style-name="T1">COMAR</text:span></text:p>
        </draw:rect>
        <draw:rect draw:style-name="gr4" draw:text-style-name="P1" draw:layer="layout" svg:width="2.54cm" svg:height="1.27cm" svg:x="14.935cm" svg:y="10.13cm">
          <text:p text:style-name="P2"><text:span text:style-name="T1">dbus</text:span></text:p>
        </draw:rect>
        <draw:rect draw:style-name="gr4" draw:text-style-name="P1" draw:layer="layout" svg:width="2.54cm" svg:height="1.27cm" svg:x="18.745cm" svg:y="10.13cm">
          <text:p text:style-name="P2"><text:span text:style-name="T1">acpid</text:span></text:p>
        </draw:rect>
        <draw:rect draw:style-name="gr4" draw:text-style-name="P1" draw:layer="layout" svg:width="2.54cm" svg:height="1.27cm" svg:x="22.555cm" svg:y="10.13cm">
          <text:p text:style-name="P2"><text:span text:style-name="T1">zemberek</text:span></text:p>
        </draw:rect>
        <draw:line draw:style-name="gr5" draw:text-style-name="P4" draw:layer="layout" svg:x1="6.985cm" svg:y1="1.905cm" svg:x2="6.985cm" svg:y2="13.335cm">
          <text:p text:style-name="P5"/>
        </draw:line>
        <draw:line draw:style-name="gr6" draw:text-style-name="P4" draw:layer="layout" svg:x1="20.015cm" svg:y1="7.59cm" svg:x2="16.205cm" svg:y2="10.13cm">
          <text:p text:style-name="P5"/>
        </draw:line>
        <draw:line draw:style-name="gr6" draw:text-style-name="P4" draw:layer="layout" svg:x1="20.015cm" svg:y1="7.59cm" svg:x2="20.015cm" svg:y2="10.13cm">
          <text:p text:style-name="P5"/>
        </draw:line>
        <draw:line draw:style-name="gr6" draw:text-style-name="P4" draw:layer="layout" svg:x1="20.015cm" svg:y1="7.59cm" svg:x2="23.825cm" svg:y2="10.13cm">
          <text:p text:style-name="P5"/>
        </draw:line>
        <draw:frame draw:style-name="gr7" draw:text-style-name="P6" draw:layer="layout" svg:width="1.632cm" svg:height="1.397cm" svg:x="5.988cm" svg:y="3.475cm">
          <draw:text-box>
            <text:p text:style-name="P5"><text:span text:style-name="T2"/></text:p>
            <text:p text:style-name="P5"><text:span text:style-name="T2">sysinit</text:span></text:p>
          </draw:text-box>
        </draw:frame>
        <draw:line draw:style-name="gr6" draw:text-style-name="P4" draw:layer="layout" svg:x1="5.08cm" svg:y1="3.81cm" svg:x2="8.255cm" svg:y2="3.81cm">
          <text:p text:style-name="P5"/>
        </draw:line>
        <draw:frame draw:style-name="gr8" draw:text-style-name="P7" draw:layer="layout" svg:width="1.27cm" svg:height="0.97cm" svg:x="6.25cm" svg:y="6.55cm">
          <draw:text-box>
            <text:p text:style-name="P7"><text:span text:style-name="T3"><text:s text:c="10"/></text:span></text:p>
          </draw:text-box>
        </draw:frame>
        <draw:frame draw:style-name="gr9" draw:text-style-name="P7" draw:layer="layout" svg:width="1.27cm" svg:height="0.635cm" svg:x="6.25cm" svg:y="9.76cm">
          <draw:text-box>
            <text:p text:style-name="P7"><text:span text:style-name="T3"><text:s text:c="10"/></text:span></text:p>
          </draw:text-box>
        </draw:frame>
        <draw:connector draw:style-name="gr6" draw:text-style-name="P4" draw:layer="layout" draw:line-skew="-1.973cm" svg:x1="3.811cm" svg:y1="4.445cm" svg:x2="8.255cm" svg:y2="10.16cm" draw:end-shape="id1" draw:end-glue-point="3">
          <text:p text:style-name="P5"/>
        </draw:connector>
        <draw:connector draw:style-name="gr6" draw:text-style-name="P4" draw:layer="layout" svg:x1="3.81cm" svg:y1="4.445cm" svg:x2="8.255cm" svg:y2="6.985cm" draw:start-shape="id2" draw:start-glue-point="2" draw:end-shape="id3" draw:end-glue-point="3">
          <text:p text:style-name="P5"/>
        </draw:connector>
        <draw:line draw:style-name="gr5" draw:text-style-name="P4" draw:layer="layout" svg:x1="12.065cm" svg:y1="1.905cm" svg:x2="12.065cm" svg:y2="13.335cm">
          <text:p text:style-name="P5"/>
        </draw:line>
        <draw:frame draw:style-name="gr10" draw:text-style-name="P6" draw:layer="layout" svg:width="2.005cm" svg:height="0.662cm" svg:x="12.7cm" svg:y="3.91cm">
          <draw:text-box>
            <text:p text:style-name="P5"><text:span text:style-name="T2">coldplug</text:span></text:p>
          </draw:text-box>
        </draw:frame>
        <draw:frame draw:style-name="gr7" draw:text-style-name="P6" draw:layer="layout" svg:width="1.852cm" svg:height="1.397cm" svg:x="19.415cm" svg:y="3.884cm">
          <draw:text-box>
            <text:p text:style-name="P5"><text:span text:style-name="T2">hotplug</text:span></text:p>
          </draw:text-box>
        </draw:frame>
        <draw:line draw:style-name="gr6" draw:text-style-name="P4" draw:layer="layout" svg:x1="21.955cm" svg:y1="3.81cm" svg:x2="18.78cm" svg:y2="3.81cm">
          <text:p text:style-name="P5"/>
        </draw:line>
        <draw:frame draw:style-name="gr9" draw:text-style-name="P7" draw:layer="layout" svg:width="1.27cm" svg:height="0.635cm" svg:x="11.43cm" svg:y="3.475cm">
          <draw:text-box>
            <text:p text:style-name="P7"><text:span text:style-name="T3"><text:s text:c="10"/></text:span></text:p>
          </draw:text-box>
        </draw:frame>
        <draw:line draw:style-name="gr6" draw:text-style-name="P4" draw:layer="layout" svg:x1="10.795cm" svg:y1="3.81cm" svg:x2="16.205cm" svg:y2="3.815cm">
          <text:p text:style-name="P5"/>
        </draw:line>
        <draw:rect draw:style-name="gr4" draw:text-style-name="P1" draw:layer="layout" svg:width="2.54cm" svg:height="1.27cm" svg:x="14.87cm" svg:y="13.94cm">
          <text:p text:style-name="P2"><text:span text:style-name="T1">dbus</text:span></text:p>
        </draw:rect>
        <draw:line draw:style-name="gr6" draw:text-style-name="P4" draw:layer="layout" svg:x1="16.14cm" svg:y1="11.4cm" svg:x2="16.14cm" svg:y2="13.94cm">
          <text:p text:style-name="P5"/>
        </draw:line>
        <draw:frame draw:style-name="gr7" draw:text-style-name="P6" draw:layer="layout" svg:width="1.742cm" svg:height="1.397cm" svg:x="4.445cm" svg:y="10.36cm">
          <draw:text-box>
            <text:p text:style-name="P5"><text:span text:style-name="T2">default</text:span></text:p>
          </draw:text-box>
        </draw:frame>
        <draw:frame draw:style-name="gr7" draw:text-style-name="P6" draw:layer="layout" svg:width="1.298cm" svg:height="1.397cm" svg:x="4.618cm" svg:y="7.158cm">
          <draw:text-box>
            <text:p text:style-name="P5"><text:span text:style-name="T2">boot</text:span></text:p>
          </draw:text-box>
        </draw:frame>
        <draw:frame draw:style-name="gr11" draw:text-style-name="P7" draw:layer="layout" svg:width="1.27cm" svg:height="0.935cm" svg:x="11.43cm" svg:y="6.585cm">
          <draw:text-box>
            <text:p text:style-name="P7"><text:span text:style-name="T3"><text:s text:c="10"/></text:span></text:p>
          </draw:text-box>
        </draw:frame>
        <draw:line draw:style-name="gr6" draw:text-style-name="P4" draw:layer="layout" svg:x1="10.795cm" svg:y1="7cm" svg:x2="18.799cm" svg:y2="6.985cm">
          <text:p text:style-name="P5"/>
        </draw:line>
        <draw:frame draw:style-name="gr9" draw:text-style-name="P7" draw:layer="layout" svg:width="1.27cm" svg:height="0.635cm" svg:x="11.43cm" svg:y="9.86cm">
          <draw:text-box>
            <text:p text:style-name="P7"><text:span text:style-name="T3"><text:s text:c="10"/></text:span></text:p>
          </draw:text-box>
        </draw:frame>
        <draw:line draw:style-name="gr6" draw:text-style-name="P4" draw:layer="layout" svg:x1="10.795cm" svg:y1="10.16cm" svg:x2="14.235cm" svg:y2="10.16cm">
          <text:p text:style-name="P5"/>
        </draw:line>
        <draw:frame draw:style-name="gr7" draw:text-style-name="P6" draw:layer="layout" svg:width="1.941cm" svg:height="1.397cm" svg:x="12.228cm" svg:y="10.36cm">
          <draw:text-box>
            <text:p text:style-name="P5"><text:span text:style-name="T2">start</text:span></text:p>
            <text:p text:style-name="P5"><text:span text:style-name="T2">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c0c0c0" draw:end-color="#ffffff" draw:start-intensity="95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görkem" draw:style="rect" draw:dots2="1" draw:distance="4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
  </meta:generator>
    <meta:creation-date>2006-06-02T16:07:31</meta:creation-date>
    <dc:date>2006-06-02T16:24:48</dc:date>
    <dc:language>en-US</dc:language>
    <meta:editing-cycles>34</meta:editing-cycles>
    <meta:editing-duration>PT17M1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